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45.0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00.35pt"/>
    </style:style>
    <style:style style:name="co20" style:family="table-column">
      <style:table-column-properties fo:break-before="auto" style:column-width="428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websites">
      <style:table-properties table:display="true" style:writing-mode="lr-tb"/>
    </style:style>
    <style:style style:name="ta5" style:family="table" style:master-page-name="PageStyle_5f_anti-CV">
      <style:table-properties table:display="true" style:writing-mode="lr-tb"/>
    </style:style>
    <style:style style:name="ta6" style:family="table" style:master-page-name="PageStyle_5f_WP-group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8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5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7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7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8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8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9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9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9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9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9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101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3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11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11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OK&quot;" style:apply-style-name="Good" style:base-cell-address="'WP-group'.C2"/>
      <style:map style:condition="cell-content()=&quot;TO SUBMIT&quot;" style:apply-style-name="Neutral" style:base-cell-address="'WP-group'.C2"/>
      <style:map style:condition="cell-content()=&quot;ADVERT&quot;" style:apply-style-name="Error" style:base-cell-address="'WP-group'.C2"/>
      <style:map style:condition="cell-content()=&quot;NO ADS&quot;" style:apply-style-name="Accent_20_2" style:base-cell-address="'WP-group'.C2"/>
    </style:style>
    <style:style style:name="ce1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OK&quot;" style:apply-style-name="Good" style:base-cell-address="'WP-group'.C2"/>
      <style:map style:condition="cell-content()=&quot;TO SUBMIT&quot;" style:apply-style-name="Neutral" style:base-cell-address="'WP-group'.C2"/>
      <style:map style:condition="cell-content()=&quot;ADVERT&quot;" style:apply-style-name="Error" style:base-cell-address="'WP-group'.C2"/>
      <style:map style:condition="cell-content()=&quot;NO ADS&quot;" style:apply-style-name="Accent_20_2" style:base-cell-address="'WP-group'.C2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C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31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1"/>
        <table:table-column table:style-name="co8" table:default-cell-style-name="ce56"/>
        <table:table-column table:style-name="co8" table:number-columns-repeated="2" table:default-cell-style-name="ce31"/>
        <table:table-column table:style-name="co9" table:number-columns-repeated="1011" table:default-cell-style-name="ce31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16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36" office:value-type="string" calcext:value-type="string">
            <text:p>Check</text:p>
          </table:table-cell>
          <table:table-cell table:style-name="ce41" office:value-type="string" calcext:value-type="string">
            <text:p>Notes</text:p>
          </table:table-cell>
          <table:table-cell table:style-name="ce51" office:value-type="string" calcext:value-type="string">
            <text:p>Push</text:p>
          </table:table-cell>
          <table:table-cell table:style-name="ce1" office:value-type="string" calcext:value-type="string">
            <text:p>Kolumna1</text:p>
          </table:table-cell>
          <table:table-cell table:style-name="ce1" office:value-type="string" calcext:value-type="string">
            <text:p>Kolumna2</text:p>
          </table:table-cell>
          <table:table-cell table:style-name="ce1" office:value-type="string" calcext:value-type="string">
            <text:p>Kolumna3</text:p>
          </table:table-cell>
          <table:table-cell table:style-name="ce1" office:value-type="string" calcext:value-type="string">
            <text:p>Kolumna4</text:p>
          </table:table-cell>
          <table:table-cell table:style-name="ce1" office:value-type="string" calcext:value-type="string">
            <text:p>Kolumna5</text:p>
          </table:table-cell>
          <table:table-cell table:style-name="ce1" office:value-type="string" calcext:value-type="string">
            <text:p>Kolumna6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2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6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6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5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5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6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5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6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6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6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6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5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5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6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5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5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5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6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5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6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5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6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5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6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5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6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5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5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5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5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6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6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5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5"/>
          <table:table-cell table:style-name="ce17" table:content-validation-name="val1"/>
          <table:table-cell table:style-name="ce5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6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5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5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6"/>
          <table:table-cell table:style-name="ce18" table:content-validation-name="val1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5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5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6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6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6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6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5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5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6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5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5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6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5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6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5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5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6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6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5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6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5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6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5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5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/>
          <table:table-cell table:style-name="ce5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/>
          <table:table-cell table:style-name="ce6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5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5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5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5"/>
          <table:table-cell table:style-name="ce17" table:content-validation-name="val1"/>
          <table:table-cell table:style-name="ce5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6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5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5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6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5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6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5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6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5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5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6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5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6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5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6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6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5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5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6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5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6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6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6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5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6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5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6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5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6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5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6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6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5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6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5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6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6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6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5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5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6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5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5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6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5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6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5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5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6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6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5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5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5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6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5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6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5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5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6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5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5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6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6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5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6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5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6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5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6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5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5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6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5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5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6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6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5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6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6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5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6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5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6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5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6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5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6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5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6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5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5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5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5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5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6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5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5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5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6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5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6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6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5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6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6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5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6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5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6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5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5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6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9" office:value-type="string" calcext:value-type="string">
            <text:p>HIDE</text:p>
          </table:table-cell>
          <table:table-cell table:style-name="ce5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6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5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6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6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5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5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6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6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5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6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5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6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5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6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6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5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6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5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6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5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6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5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5" office:value-type="string" calcext:value-type="string">
            <text:p>reverted</text:p>
          </table:table-cell>
          <table:table-cell table:style-name="ce5" table:number-columns-repeated="2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6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5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6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5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6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5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5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5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5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6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6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5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5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6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6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5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5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6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6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5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5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6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5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8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6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6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5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6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5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6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5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/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5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6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5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6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5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6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5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6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5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6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5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9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6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5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6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9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6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6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5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5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6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5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6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5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5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6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6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6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6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5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6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5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6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6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5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6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5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5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5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5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6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5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6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5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6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5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6" table:number-columns-repeated="3"/>
          <table:table-cell table:style-name="ce6" table:content-validation-name="val1"/>
          <table:table-cell table:style-name="ce6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5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6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5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5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6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6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6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6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6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6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6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6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6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6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5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6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6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6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6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6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6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6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6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6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6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6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0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1</text:p>
          </table:table-cell>
          <table:table-cell table:style-name="ce8" office:value-type="string" calcext:value-type="string">
            <text:p>naklo.fm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naklo.fm/" xlink:type="simple">https://naklo.fm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42</text:p>
          </table:table-cell>
          <table:table-cell table:style-name="ce6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3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44</text:p>
          </table:table-cell>
          <table:table-cell table:style-name="ce6" office:value-type="string" calcext:value-type="string">
            <text:p>^banner-$domain=lubanski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lubanski.eu/" xlink:type="simple">http://www.lubanski.eu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lubanski.eu###primary-widget-area &gt; .widget_enqtran_images_banner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lubanski.eu##aside[id^="ban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5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46</text:p>
          </table:table-cell>
          <table:table-cell table:style-name="ce6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7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48</text:p>
          </table:table-cell>
          <table:table-cell table:style-name="ce6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0</text:p>
          </table:table-cell>
          <table:table-cell table:style-name="ce6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2</text:p>
          </table:table-cell>
          <table:table-cell table:style-name="ce6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4</text:p>
          </table:table-cell>
          <table:table-cell table:style-name="ce6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5</text:p>
          </table:table-cell>
          <table:table-cell table:style-name="ce6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7</text:p>
          </table:table-cell>
          <table:table-cell table:style-name="ce6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59</text:p>
          </table:table-cell>
          <table:table-cell table:style-name="ce6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no</text:p>
          </table:table-cell>
          <table:table-cell table:style-name="ce47"/>
          <table:table-cell table:style-name="ce54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3</text:p>
          </table:table-cell>
          <table:table-cell table:style-name="ce6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oknonawagrowiec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online-tv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operatorzy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olesnicainfo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7</text:p>
          </table:table-cell>
          <table:table-cell table:style-name="ce6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ozytywniej.pl</text:p>
          </table:table-cell>
          <table:table-cell table:style-name="ce38" office:value-type="string" calcext:value-type="string">
            <text:p>no</text:p>
          </table:table-cell>
          <table:table-cell table:style-name="ce45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6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9</text:p>
          </table:table-cell>
          <table:table-cell table:style-name="ce6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roszkow.eu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s://www.polsatnews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polsatnews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3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5</text:p>
          </table:table-cell>
          <table:table-cell table:style-name="ce12" office:value-type="string" calcext:value-type="string">
            <text:p>||ibb.co^$image,domain=pogonsportn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://pogonsportnet.pl/news/kozulj-prezes-mroczek-powinien-skupic-sie-na-swoim-klubie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6</text:p>
          </table:table-cell>
          <table:table-cell table:style-name="ce12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www.chamsko.pl/page/29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7</text:p>
          </table:table-cell>
          <table:table-cell table:style-name="ce12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olsztyn.com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5" office:value-type="string" calcext:value-type="string">
            <text:p>http://openkatalog.com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9</text:p>
          </table:table-cell>
          <table:table-cell table:style-name="ce12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39" office:value-type="string" calcext:value-type="string">
            <text:p>no</text:p>
          </table:table-cell>
          <table:table-cell table:style-name="ce48" office:value-type="string" calcext:value-type="string">
            <text:p>easylist</text:p>
          </table:table-cell>
          <table:table-cell table:style-name="ce54" office:value-type="string" calcext:value-type="string">
            <text:p>no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481</text:p>
          </table:table-cell>
          <table:table-cell table:style-name="ce6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stomil.olsztyn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3</text:p>
          </table:table-cell>
          <table:table-cell table:style-name="ce12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4</text:p>
          </table:table-cell>
          <table:table-cell table:style-name="ce12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2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5</text:p>
          </table:table-cell>
          <table:table-cell table:style-name="ce12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https://futbolnews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7</text:p>
          </table:table-cell>
          <table:table-cell table:style-name="ce6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ppw.fishing/content.php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90</text:p>
          </table:table-cell>
          <table:table-cell table:style-name="ce6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2</text:p>
          </table:table-cell>
          <table:table-cell table:style-name="ce12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3</text:p>
          </table:table-cell>
          <table:table-cell table:style-name="ce12" office:value-type="string" calcext:value-type="string">
            <text:p>przekrojlokalny.pl##.banner_zo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4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przemysl24.pl/" xlink:type="simple">https://www.przemysl24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przemysl24.pl##.f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5</text:p>
          </table:table-cell>
          <table:table-cell table:style-name="ce6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radiowrzesnia.pl^*^pum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radiofest.pl##.ad-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8</text:p>
          </table:table-cell>
          <table:table-cell table:style-name="ce12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9</text:p>
          </table:table-cell>
          <table:table-cell table:style-name="ce12" office:value-type="string" calcext:value-type="string">
            <text:p>_tauron_750x200.$domain=radioe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www.radioem.pl/" xlink:type="simple">https://www.radioem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0</text:p>
          </table:table-cell>
          <table:table-cell table:style-name="ce6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1</text:p>
          </table:table-cell>
          <table:table-cell table:style-name="ce6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02</text:p>
          </table:table-cell>
          <table:table-cell table:style-name="ce12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3</text:p>
          </table:table-cell>
          <table:table-cell table:style-name="ce12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4</text:p>
          </table:table-cell>
          <table:table-cell table:style-name="ce6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5</text:p>
          </table:table-cell>
          <table:table-cell table:style-name="ce12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6</text:p>
          </table:table-cell>
          <table:table-cell table:style-name="ce6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8</text:p>
          </table:table-cell>
          <table:table-cell table:style-name="ce12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509</text:p>
          </table:table-cell>
          <table:table-cell table:style-name="ce12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10</text:p>
          </table:table-cell>
          <table:table-cell table:style-name="ce12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no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no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2">
          <table:table-cell office:value-type="string" calcext:value-type="string">
            <text:p>514</text:p>
          </table:table-cell>
          <table:table-cell table:style-name="ce12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15</text:p>
          </table:table-cell>
          <table:table-cell table:style-name="ce12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baner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cieszyninfo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www.wirtualnemedia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id^=gazet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19</text:p>
          </table:table-cell>
          <table:table-cell table:style-name="ce6" office:value-type="string" calcext:value-type="string">
            <text:p>ceneopart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1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6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6" office:value-type="string" calcext:value-type="string">
            <text:p>^banner-$domain=lubanski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6" office:value-type="string" calcext:value-type="string">
            <text:p><text:a xlink:href="http://www.lubanski.eu/" xlink:type="simple">http://www.lubanski.e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ubanski.eu###primary-widget-area &gt; .widget_enqtran_images_banner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lubanski.eu##aside[id^="ban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6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6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6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8" table:content-validation-name="val1" office:value-type="string" calcext:value-type="string">
            <text:p>BLOCK</text:p>
          </table:table-cell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racingforum.pl/" xlink:type="simple">http://www.racingforum.pl/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www.24gliwice.pl/wiadomosci/nie-umial-pogodzic-sie-z-odrzuceniem-uporczywie-nekal-wybranke-sms-ami-i-telefonami/</text:p>
          </table:table-cell>
          <table:table-cell table:number-columns-repeated="1018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http://radioq.fm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radiofon.fm/" xlink:type="simple">http://radiofon.fm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yclonslider-reklama</text:p>
          </table:table-cell>
          <table:table-cell/>
          <table:table-cell office:value-type="string" calcext:value-type="string">
            <text:p><text:a xlink:href="https://www.radiopiekary.pl/" xlink:type="simple">https://www.radiopiekary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obliczeniowo.com.pl/2" xlink:type="simple">https://www.obliczeniowo.com.pl/2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check connection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arihuanamedyczna.com/grafika/nielegalna-marihuana" xlink:type="simple">https://marihuanamedyczna.com/grafika/nielegalna-marihuana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zury.info.pl/" xlink:type="simple">http://mazury.info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konstancin.com/" xlink:type="simple">http://www.konstancin.co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38"/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yptoporadnik.pl/" xlink:type="simple">http://kryptoporadni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? Adbanner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6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gazyn.elubin.pl/" xlink:type="simple">http://magazyn.elubin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ads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broken?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hmkuchnie.eu/" xlink:type="simple">https://mhmkuchnie.e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FooterBanner + 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popup _td-a-rec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miechowski.pl/category/kutura/" xlink:type="simple">http://www.miechowski.pl/category/kutura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iejscawewroclawiu.pl/" xlink:type="simple">https://miejscawewroclawiu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ieszkaniec.pl/" xlink:type="simple">https://mieszkaniec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obileclick.pl/prognoza-pogody-najpopularniejsze-aplikacje-pogodowe-na-androida/" xlink:type="simple">https://mobileclick.pl/prognoza-pogody-najpopularniejsze-aplikacje-pogodowe-na-androida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string" calcext:value-type="string">
            <text:p>metaslider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jadieta.pl/" xlink:type="simple">https://www.mojadie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ojewronki.pl/2020/05/pracownicy-samsunga-z-wynikiem-negatywnym/" xlink:type="simple">http://mojewronki.pl/2020/05/pracownicy-samsunga-z-wynikiem-negatywny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www.mojlask.pl/" xlink:type="simple">http://www.mojlas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ymma.pl/" xlink:type="simple">https://mymm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 calcext:value-type="string">
            <text:p>1+2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s://mypolacy.nl/" xlink:type="simple">https://mypolacy.n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lakat</text:p>
          </table:table-cell>
          <table:table-cell/>
          <table:table-cell office:value-type="string" calcext:value-type="string">
            <text:p><text:a xlink:href="https://polski-tenis.pl/drugi-start-michalka-w-usa/" xlink:type="simple">https://polski-tenis.pl/drugi-start-michalka-w-us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artozobaczyc</text:p>
          </table:table-cell>
          <table:table-cell/>
          <table:table-cell office:value-type="string" calcext:value-type="string">
            <text:p><text:a xlink:href="http://polskiemiasta.tv/" xlink:type="simple">http://polskiemiast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ja.tv/" xlink:type="simple">https://gaja.tv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ads in the new window</text:p>
          </table:table-cell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mini popups</text:p>
          </table:table-cell>
          <table:table-cell/>
          <table:table-cell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rtal.dlugoleka.pl/" xlink:type="simple">http://portal.dlugoleka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postawnaswoim.pl/" xlink:type="simple">http://www.postawnaswoim.pl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www.e-podlogidrzwi.pl/" xlink:type="simple">https://www.e-podlogidrzwi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rzeambitni.pl/" xlink:type="simple">https://przeambitni.p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nanarty.info/" xlink:type="simple">http://nanarty.info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floryda.com/" xlink:type="simple">https://naszafloryda.com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bramow.pl/" xlink:type="simple">https://naszabramow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http://www.abc-dachy.pl/index2.php?site=publikacje&amp;dzial=Folie%20dachowe&amp;baza=folie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naszsrem.pl/" xlink:type="simple">https://naszsrem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<text:a xlink:href="https://www.oswiecimonline.pl/" xlink:type="simple">https://www.oswiecimonline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news_portal_ads_banner-9</text:p>
          </table:table-cell>
          <table:table-cell/>
          <table:table-cell office:value-type="string" calcext:value-type="string">
            <text:p><text:a xlink:href="http://pacanow.online/" xlink:type="simple">http://pacanow.online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popup</text:p>
          </table:table-cell>
          <table:table-cell/>
          <table:table-cell office:value-type="string" calcext:value-type="string">
            <text:p><text:a xlink:href="http://www.piszanin.pl/" xlink:type="simple">http://www.piszanin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szt</text:p>
          </table:table-cell>
          <table:table-cell/>
          <table:table-cell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polnocna.tv/" xlink:type="simple">http://polnocn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www.warzywapolowe.p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Gloto-single</text:p>
          </table:table-cell>
          <table:table-cell/>
          <table:table-cell office:value-type="string" calcext:value-type="string">
            <text:p>http://petronews.p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anners</text:p>
          </table:table-cell>
          <table:table-cell/>
          <table:table-cell office:value-type="string" calcext:value-type="string">
            <text:p>https://kierowcyhgv.uk</text:p>
          </table:table-cell>
          <table:table-cell table:number-columns-repeated="1018"/>
        </table:table-row>
        <table:table-row table:style-name="ro5" table:number-rows-repeated="104758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ilters.C877:filters.C1048576 filters.C1:filters.C875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1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76:filters.C876">
            <calcext:condition calcext:apply-style-name="Neutral" calcext:value="=&quot;HIDE&quot;" calcext:base-cell-address="filters.C876"/>
            <calcext:condition calcext:apply-style-name="Good" calcext:value="=&quot;BLOCK&quot;" calcext:base-cell-address="filters.C876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8"/>
        <table:table-row table:style-name="ro6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6" table:number-rows-repeated="10483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ew_sites" table:style-name="ta3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9" table:number-columns-repeated="1021" table:default-cell-style-name="ce28"/>
        <table:table-row table:style-name="ro6">
          <table:table-cell/>
          <table:table-cell table:style-name="ce6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/>
          <table:table-cell table:style-name="ce63" office:value-type="string" calcext:value-type="string">
            <text:p>http://drhtv.com.pl/wyniki-live.html</text:p>
          </table:table-cell>
          <table:table-cell table:style-name="ce64" office:value-type="string" calcext:value-type="string">
            <text:p>difficult</text:p>
          </table:table-cell>
          <table:table-cell table:style-name="ce101" office:value-type="string" calcext:value-type="string">
            <text:p>drhtv.com.pl##a[href*="fortunaaffiliates.com"]</text:p>
          </table:table-cell>
          <table:table-cell table:number-columns-repeated="4"/>
          <table:table-cell table:style-name="ce103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ce63" office:value-type="string" calcext:value-type="string">
            <text:p>http://strims.world/CuprumLubinCzarniRadom.php</text:p>
          </table:table-cell>
          <table:table-cell table:style-name="ce64" office:value-type="string" calcext:value-type="string">
            <text:p>difficult</text:p>
          </table:table-cell>
          <table:table-cell table:number-columns-repeated="4"/>
          <table:table-cell table:style-name="ce64"/>
          <table:table-cell table:style-name="ce104"/>
          <table:table-cell table:style-name="ce64"/>
          <table:table-cell table:style-name="ce6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6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5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5"/>
          <table:table-cell table:number-columns-repeated="4"/>
          <table:table-cell table:style-name="ce64"/>
          <table:table-cell table:style-name="ce105"/>
          <table:table-cell table:style-name="ce64"/>
          <table:table-cell table:style-name="ce6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12"/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12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https://extragoals.com/video/cef31c3560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5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https://www.legalnibukmacherzyinternetowi.pl/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6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https://www.gwiazdybasketu.pl</text:p>
          </table:table-cell>
          <table:table-cell table:style-name="ce65"/>
          <table:table-cell table:number-columns-repeated="4"/>
          <table:table-cell table:style-name="ce64"/>
          <table:table-cell table:style-name="ce104"/>
          <table:table-cell table:style-name="ce64"/>
          <table:table-cell table:style-name="ce5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https://www.meczenazywo.pl</text:p>
          </table:table-cell>
          <table:table-cell table:number-columns-repeated="8"/>
          <table:table-cell table:style-name="ce5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29"/>
          <table:table-cell table:number-columns-repeated="8"/>
          <table:table-cell table:style-name="ce5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6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5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codziennikmlawski.pl/2020/02/23/ponad-300-foczek-i-morsow-w-zalewie-ruda-puchary-dla-ciechanowa-fotorelacja/</text:p>
          </table:table-cell>
          <table:table-cell table:number-columns-repeated="8"/>
          <table:table-cell table:style-name="ce6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e-play.eu</text:p>
          </table:table-cell>
          <table:table-cell table:number-columns-repeated="8"/>
          <table:table-cell table:style-name="ce5" office:value-type="string" calcext:value-type="string">
            <text:p>http://biznesnafali.pl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http://zzapolowy.com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tulegnic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e-play.pl/rozdano-nagrody-na-pierwszej-edycji-polish-gaming-aces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-playbet.com/athletic-bilbao-fc-barcelona-2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vertiq.d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magazyngitarzysta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kladygrzewcze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ww.temi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ww.forumfajerwerki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iknurow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vertiq.co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www.chlodnictwoiklimatyzacja.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ki24.info/pl/#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tarnowiak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xlomz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extraswiecie.pl/wiadomosc/proces-wojta-warlubia-szybko-sie-nie-skonczy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tkn24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open.fm/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www.sportslaski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niebezpiecznik.pl/post/osint-bialy-wywiad-czyli-techniki-pozyskiwania-informacji-o-ludziach-i-firmach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niebiescy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staresiolkowice.pl/iii-turniej-fifa-20-mistrzowskie-rozgrywki-na-konsolach-ps4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zw.lt/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wirtualnyregion.pl/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http://trybunaczestochowsk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zyciezamosci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agronews.com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ambassador24.pl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https://gazetatwojeinfo.pl</text:p>
          </table:table-cell>
          <table:table-cell table:style-name="ce66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gazetazoliborza.pl/2020/05/warszawa-luzuje-obostrzenia-podano-daty-otwarcia-boisk-zlobkow-i-przedszkoli/</text:p>
          </table:table-cell>
          <table:table-cell table:style-name="ce67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://gizycko.info.pl</text:p>
          </table:table-cell>
          <table:table-cell table:style-name="ce68" office:value-type="string" calcext:value-type="string">
            <text:p>no</text:p>
          </table:table-cell>
          <table:table-cell table:style-name="ce5" office:value-type="string" calcext:value-type="string">
            <text:p>½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31"/>
          <table:table-cell table:style-name="ce69"/>
          <table:table-cell table:style-name="ce31"/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://infobeskidy.eu</text:p>
          </table:table-cell>
          <table:table-cell table:style-name="ce69"/>
          <table:table-cell table:style-name="ce31" office:value-type="string" calcext:value-type="string">
            <text:p>1 sad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infobusko.pl</text:p>
          </table:table-cell>
          <table:table-cell table:style-name="ce69"/>
          <table:table-cell table:style-name="ce3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www.glosgminny.pl/przyjaciel-billa-g-prof-neil-ferguson-sparalizowal-planete-falszujac-dane-c-19/</text:p>
          </table:table-cell>
          <table:table-cell table:style-name="ce70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://www.infokrakow24.pl/83199/opolszczyzna-o-jaka-piekna-i-ciekawa/</text:p>
          </table:table-cell>
          <table:table-cell table:style-name="ce69"/>
          <table:table-cell table:style-name="ce31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klobuck365.pl/pl/#</text:p>
          </table:table-cell>
          <table:table-cell table:style-name="ce71"/>
          <table:table-cell table:style-name="ce31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9"/>
          <table:table-cell table:style-name="ce71"/>
          <table:table-cell table:style-name="ce31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<text:a xlink:href="https://hdtvpolska.com/" xlink:type="simple">https://hdtvpolska.com</text:a></text:p>
          </table:table-cell>
          <table:table-cell table:style-name="ce72" office:value-type="string" calcext:value-type="string">
            <text:p>no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hej.mielec.pl/pl/</text:p>
          </table:table-cell>
          <table:table-cell table:style-name="ce73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://hobby-elektronika.eu</text:p>
          </table:table-cell>
          <table:table-cell table:style-name="ce74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9"/>
          <table:table-cell table:style-name="ce73" office:value-type="string" calcext:value-type="string">
            <text:p>no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sopot.pl/pl/</text:p>
          </table:table-cell>
          <table:table-cell table:style-name="ce75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deblinnews.pl</text:p>
          </table:table-cell>
          <table:table-cell table:style-name="ce73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-pingpong.pl</text:p>
          </table:table-cell>
          <table:table-cell table:style-name="ce74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stradaistudio.pl/mieszanka/31601-0-ctrl-czyli-mlodszy-brat-0-coast</text:p>
          </table:table-cell>
          <table:table-cell table:style-name="ce76" office:value-type="string" calcext:value-type="string">
            <text:p>no</text:p>
          </table:table-cell>
          <table:table-cell table:style-name="ce6" office:value-type="string" calcext:value-type="string">
            <text:p>lista stron w stopce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diagnozujmy.pl</text:p>
          </table:table-cell>
          <table:table-cell table:style-name="ce74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jarocin.pl/pl/</text:p>
          </table:table-cell>
          <table:table-cell table:style-name="ce77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kino.pw/articles/lista-stron-ktore-okradaja/</text:p>
          </table:table-cell>
          <table:table-cell table:style-name="ce78" office:value-type="string" calcext:value-type="string">
            <text:p>no</text:p>
          </table:table-cell>
          <table:table-cell table:style-name="ce6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<text:a xlink:href="http://galeria-tajlandia.pl/" xlink:type="simple">http://galeria-tajlandia.pl</text:a></text:p>
          </table:table-cell>
          <table:table-cell table:style-name="ce79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www.fight24.pl</text:p>
          </table:table-cell>
          <table:table-cell table:style-name="ce80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www.echotygodnik.info</text:p>
          </table:table-cell>
          <table:table-cell table:style-name="ce81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glos.pl</text:p>
          </table:table-cell>
          <table:table-cell table:style-name="ce82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egorzow.pl</text:p>
          </table:table-cell>
          <table:table-cell table:style-name="ce81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painfo.pl</text:p>
          </table:table-cell>
          <table:table-cell table:style-name="ce83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www.crypto-trader.pl</text:p>
          </table:table-cell>
          <table:table-cell table:style-name="ce84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://www.dania-dietetyczne.pl</text:p>
          </table:table-cell>
          <table:table-cell table:style-name="ce85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www.darmowetv.pl</text:p>
          </table:table-cell>
          <table:table-cell table:style-name="ce86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://gpd24.pl</text:p>
          </table:table-cell>
          <table:table-cell table:style-name="ce87"/>
          <table:table-cell table:style-name="ce31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29" office:value-type="string" calcext:value-type="string">
            <text:p>https://dojrzalakobieta.pl</text:p>
          </table:table-cell>
          <table:table-cell table:style-name="ce88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www.glostorunia.pl/wydruk-kalendarzy/</text:p>
          </table:table-cell>
          <table:table-cell table:style-name="ce89" office:value-type="string" calcext:value-type="string">
            <text:p>no</text:p>
          </table:table-cell>
          <table:table-cell table:style-name="ce6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://driverm.webd.pl</text:p>
          </table:table-cell>
          <table:table-cell table:style-name="ce88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<text:a xlink:href="http://goniecpolski.nl/" xlink:type="simple">http://goniecpolski.nl</text:a></text:p>
          </table:table-cell>
          <table:table-cell table:style-name="ce90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e-chelmno.pl/pl/</text:p>
          </table:table-cell>
          <table:table-cell table:style-name="ce88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e-lokalne.pl/index2.php?idmodyf=40&amp;tab=lokalneczytanie</text:p>
          </table:table-cell>
          <table:table-cell table:style-name="ce90" office:value-type="string" calcext:value-type="string">
            <text:p>no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31"/>
          <table:table-cell table:style-name="ce87"/>
          <table:table-cell table:style-name="ce31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<text:a xlink:href="https://gorlice24.pl/pl/" xlink:type="simple">https://gorlice24.pl/pl/#</text:a></text:p>
          </table:table-cell>
          <table:table-cell table:style-name="ce91" office:value-type="string" calcext:value-type="string">
            <text:p>no</text:p>
          </table:table-cell>
          <table:table-cell table:style-name="ce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www.gazetasenior.pl</text:p>
          </table:table-cell>
          <table:table-cell table:style-name="ce92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1"/>
          <table:table-cell table:style-name="ce71"/>
          <table:table-cell table:style-name="ce31"/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nfomogilno24.pl/pl/#</text:p>
          </table:table-cell>
          <table:table-cell table:style-name="ce29"/>
          <table:table-cell table:style-name="ce29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otwock.info</text:p>
          </table:table-cell>
          <table:table-cell table:style-name="ce29"/>
          <table:table-cell table:style-name="ce29" office:value-type="string" calcext:value-type="string">
            <text:p>Inline__1_</text:p>
          </table:table-cell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poddebice.pl/pl/</text:p>
          </table:table-cell>
          <table:table-cell table:style-name="ce29"/>
          <table:table-cell table:style-name="ce29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9" table:number-columns-repeated="3"/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://irenakuczynska.pl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29" table:number-columns-repeated="3"/>
          <table:table-cell table:number-columns-repeated="1020"/>
        </table:table-row>
        <table:table-row table:style-name="ro5">
          <table:table-cell/>
          <table:table-cell table:style-name="ce29" office:value-type="string" calcext:value-type="string">
            <text:p>https://isel.edu.pl/forum/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itvszubin.pl/pl/</text:p>
          </table:table-cell>
          <table:table-cell table:style-name="ce93"/>
          <table:table-cell table:style-name="ce31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31" office:value-type="string" calcext:value-type="string">
            <text:p>https://izoliborz.pl</text:p>
          </table:table-cell>
          <table:table-cell table:style-name="ce93"/>
          <table:table-cell table:style-name="ce31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ibytow.pl/pl/</text:p>
          </table:table-cell>
          <table:table-cell table:style-name="ce94" office:value-type="string" calcext:value-type="string">
            <text:p>no</text:p>
          </table:table-cell>
          <table:table-cell table:style-name="ce5" office:value-type="string" calcext:value-type="string">
            <text:p>banery foto popup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le24.pl/pl/</text:p>
          </table:table-cell>
          <table:table-cell table:style-name="ce95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niewkowo.eu/pl/</text:p>
          </table:table-cell>
          <table:table-cell table:style-name="ce96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https://grafmag.pl</text:p>
          </table:table-cell>
          <table:table-cell table:style-name="ce97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://gsim.pl/gorzej-juz-byc-nie-moze-prawda/</text:p>
          </table:table-cell>
          <table:table-cell table:style-name="ce98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st24.pl/pl/</text:p>
          </table:table-cell>
          <table:table-cell table:style-name="ce99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style-name="ce100" office:value-type="string" calcext:value-type="string">
            <text:p>no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https://gwio.pl/pl/</text:p>
          </table:table-cell>
          <table:table-cell table:style-name="ce99" office:value-type="string" calcext:value-type="string">
            <text:p>no</text:p>
          </table:table-cell>
          <table:table-cell table:style-name="ce6" office:value-type="string" calcext:value-type="string">
            <text:p>popup </text:p>
          </table:table-cell>
          <table:table-cell table:number-columns-repeated="1020"/>
        </table:table-row>
        <table:table-row table:style-name="ro6" table:number-rows-repeated="1048436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new_sites.C81:new_sites.C82 new_sites.C114:new_sites.C114">
            <calcext:condition calcext:apply-style-name="ConditionalStyle_1" calcext:value="=&quot;yes&quot;" calcext:base-cell-address="new_sites.C81"/>
            <calcext:condition calcext:apply-style-name="ConditionalStyle_2" calcext:value="=&quot;no&quot;" calcext:base-cell-address="new_sites.C81"/>
            <calcext:condition calcext:apply-style-name="ConditionalStyle_3" calcext:value="=&quot;revert&quot;" calcext:base-cell-address="new_sites.C81"/>
          </calcext:conditional-format>
          <calcext:conditional-format calcext:target-range-address="new_sites.C103:new_sites.C103 new_sites.C110:new_sites.C111">
            <calcext:condition calcext:apply-style-name="ConditionalStyle_1" calcext:value="=&quot;yes&quot;" calcext:base-cell-address="new_sites.C103"/>
            <calcext:condition calcext:apply-style-name="ConditionalStyle_2" calcext:value="=&quot;no&quot;" calcext:base-cell-address="new_sites.C103"/>
            <calcext:condition calcext:apply-style-name="ConditionalStyle_3" calcext:value="=&quot;revert&quot;" calcext:base-cell-address="new_sites.C103"/>
          </calcext:conditional-format>
          <calcext:conditional-format calcext:target-range-address="new_sites.C95:new_sites.C101">
            <calcext:condition calcext:apply-style-name="ConditionalStyle_1" calcext:value="=&quot;yes&quot;" calcext:base-cell-address="new_sites.C95"/>
            <calcext:condition calcext:apply-style-name="ConditionalStyle_2" calcext:value="=&quot;no&quot;" calcext:base-cell-address="new_sites.C95"/>
            <calcext:condition calcext:apply-style-name="ConditionalStyle_3" calcext:value="=&quot;revert&quot;" calcext:base-cell-address="new_sites.C95"/>
          </calcext:conditional-format>
          <calcext:conditional-format calcext:target-range-address="new_sites.C91:new_sites.C91 new_sites.C84:new_sites.C86 new_sites.C88:new_sites.C89">
            <calcext:condition calcext:apply-style-name="ConditionalStyle_1" calcext:value="=&quot;yes&quot;" calcext:base-cell-address="new_sites.C84"/>
            <calcext:condition calcext:apply-style-name="ConditionalStyle_2" calcext:value="=&quot;no&quot;" calcext:base-cell-address="new_sites.C84"/>
            <calcext:condition calcext:apply-style-name="ConditionalStyle_3" calcext:value="=&quot;revert&quot;" calcext:base-cell-address="new_sites.C84"/>
          </calcext:conditional-format>
          <calcext:conditional-format calcext:target-range-address="new_sites.C108:new_sites.C108 new_sites.C104:new_sites.C106">
            <calcext:condition calcext:apply-style-name="ConditionalStyle_1" calcext:value="=&quot;yes&quot;" calcext:base-cell-address="new_sites.C104"/>
            <calcext:condition calcext:apply-style-name="ConditionalStyle_2" calcext:value="=&quot;no&quot;" calcext:base-cell-address="new_sites.C104"/>
            <calcext:condition calcext:apply-style-name="ConditionalStyle_3" calcext:value="=&quot;revert&quot;" calcext:base-cell-address="new_sites.C104"/>
          </calcext:conditional-format>
          <calcext:conditional-format calcext:target-range-address="new_sites.C107:new_sites.C107 new_sites.C109:new_sites.C109">
            <calcext:condition calcext:apply-style-name="ConditionalStyle_1" calcext:value="=&quot;yes&quot;" calcext:base-cell-address="new_sites.C107"/>
            <calcext:condition calcext:apply-style-name="ConditionalStyle_2" calcext:value="=&quot;no&quot;" calcext:base-cell-address="new_sites.C107"/>
            <calcext:condition calcext:apply-style-name="ConditionalStyle_3" calcext:value="=&quot;revert&quot;" calcext:base-cell-address="new_sites.C107"/>
          </calcext:conditional-format>
          <calcext:conditional-format calcext:target-range-address="new_sites.C92:new_sites.C93">
            <calcext:condition calcext:apply-style-name="ConditionalStyle_1" calcext:value="=&quot;yes&quot;" calcext:base-cell-address="new_sites.C92"/>
            <calcext:condition calcext:apply-style-name="ConditionalStyle_2" calcext:value="=&quot;no&quot;" calcext:base-cell-address="new_sites.C92"/>
            <calcext:condition calcext:apply-style-name="ConditionalStyle_3" calcext:value="=&quot;revert&quot;" calcext:base-cell-address="new_sites.C92"/>
          </calcext:conditional-format>
          <calcext:conditional-format calcext:target-range-address="new_sites.C83:new_sites.C83">
            <calcext:condition calcext:apply-style-name="ConditionalStyle_1" calcext:value="=&quot;yes&quot;" calcext:base-cell-address="new_sites.C83"/>
            <calcext:condition calcext:apply-style-name="ConditionalStyle_2" calcext:value="=&quot;no&quot;" calcext:base-cell-address="new_sites.C83"/>
            <calcext:condition calcext:apply-style-name="ConditionalStyle_3" calcext:value="=&quot;revert&quot;" calcext:base-cell-address="new_sites.C83"/>
          </calcext:conditional-format>
          <calcext:conditional-format calcext:target-range-address="new_sites.C87:new_sites.C87">
            <calcext:condition calcext:apply-style-name="ConditionalStyle_1" calcext:value="=&quot;yes&quot;" calcext:base-cell-address="new_sites.C87"/>
            <calcext:condition calcext:apply-style-name="ConditionalStyle_2" calcext:value="=&quot;no&quot;" calcext:base-cell-address="new_sites.C87"/>
            <calcext:condition calcext:apply-style-name="ConditionalStyle_3" calcext:value="=&quot;revert&quot;" calcext:base-cell-address="new_sites.C87"/>
          </calcext:conditional-format>
          <calcext:conditional-format calcext:target-range-address="new_sites.C90:new_sites.C90">
            <calcext:condition calcext:apply-style-name="ConditionalStyle_1" calcext:value="=&quot;yes&quot;" calcext:base-cell-address="new_sites.C90"/>
            <calcext:condition calcext:apply-style-name="ConditionalStyle_2" calcext:value="=&quot;no&quot;" calcext:base-cell-address="new_sites.C90"/>
            <calcext:condition calcext:apply-style-name="ConditionalStyle_3" calcext:value="=&quot;revert&quot;" calcext:base-cell-address="new_sites.C90"/>
          </calcext:conditional-format>
          <calcext:conditional-format calcext:target-range-address="new_sites.C94:new_sites.C95">
            <calcext:condition calcext:apply-style-name="ConditionalStyle_1" calcext:value="=&quot;yes&quot;" calcext:base-cell-address="new_sites.C94"/>
            <calcext:condition calcext:apply-style-name="ConditionalStyle_2" calcext:value="=&quot;no&quot;" calcext:base-cell-address="new_sites.C94"/>
            <calcext:condition calcext:apply-style-name="ConditionalStyle_3" calcext:value="=&quot;revert&quot;" calcext:base-cell-address="new_sites.C94"/>
          </calcext:conditional-format>
          <calcext:conditional-format calcext:target-range-address="new_sites.C100:new_sites.C101">
            <calcext:condition calcext:apply-style-name="ConditionalStyle_1" calcext:value="=&quot;yes&quot;" calcext:base-cell-address="new_sites.C100"/>
            <calcext:condition calcext:apply-style-name="ConditionalStyle_2" calcext:value="=&quot;no&quot;" calcext:base-cell-address="new_sites.C100"/>
            <calcext:condition calcext:apply-style-name="ConditionalStyle_3" calcext:value="=&quot;revert&quot;" calcext:base-cell-address="new_sites.C100"/>
          </calcext:conditional-format>
          <calcext:conditional-format calcext:target-range-address="new_sites.C96:new_sites.C98">
            <calcext:condition calcext:apply-style-name="ConditionalStyle_1" calcext:value="=&quot;yes&quot;" calcext:base-cell-address="new_sites.C96"/>
            <calcext:condition calcext:apply-style-name="ConditionalStyle_2" calcext:value="=&quot;no&quot;" calcext:base-cell-address="new_sites.C96"/>
            <calcext:condition calcext:apply-style-name="ConditionalStyle_3" calcext:value="=&quot;revert&quot;" calcext:base-cell-address="new_sites.C96"/>
          </calcext:conditional-format>
          <calcext:conditional-format calcext:target-range-address="new_sites.C99:new_sites.C99">
            <calcext:condition calcext:apply-style-name="ConditionalStyle_1" calcext:value="=&quot;yes&quot;" calcext:base-cell-address="new_sites.C99"/>
            <calcext:condition calcext:apply-style-name="ConditionalStyle_2" calcext:value="=&quot;no&quot;" calcext:base-cell-address="new_sites.C99"/>
            <calcext:condition calcext:apply-style-name="ConditionalStyle_3" calcext:value="=&quot;revert&quot;" calcext:base-cell-address="new_sites.C99"/>
          </calcext:conditional-format>
          <calcext:conditional-format calcext:target-range-address="new_sites.C102:new_sites.C102">
            <calcext:condition calcext:apply-style-name="ConditionalStyle_1" calcext:value="=&quot;yes&quot;" calcext:base-cell-address="new_sites.C102"/>
            <calcext:condition calcext:apply-style-name="ConditionalStyle_2" calcext:value="=&quot;no&quot;" calcext:base-cell-address="new_sites.C102"/>
            <calcext:condition calcext:apply-style-name="ConditionalStyle_3" calcext:value="=&quot;revert&quot;" calcext:base-cell-address="new_sites.C102"/>
          </calcext:conditional-format>
          <calcext:conditional-format calcext:target-range-address="new_sites.C112:new_sites.C112">
            <calcext:condition calcext:apply-style-name="ConditionalStyle_1" calcext:value="=&quot;yes&quot;" calcext:base-cell-address="new_sites.C112"/>
            <calcext:condition calcext:apply-style-name="ConditionalStyle_2" calcext:value="=&quot;no&quot;" calcext:base-cell-address="new_sites.C112"/>
            <calcext:condition calcext:apply-style-name="ConditionalStyle_3" calcext:value="=&quot;revert&quot;" calcext:base-cell-address="new_sites.C112"/>
          </calcext:conditional-format>
          <calcext:conditional-format calcext:target-range-address="new_sites.C113:new_sites.C113">
            <calcext:condition calcext:apply-style-name="ConditionalStyle_1" calcext:value="=&quot;yes&quot;" calcext:base-cell-address="new_sites.C113"/>
            <calcext:condition calcext:apply-style-name="ConditionalStyle_2" calcext:value="=&quot;no&quot;" calcext:base-cell-address="new_sites.C113"/>
            <calcext:condition calcext:apply-style-name="ConditionalStyle_3" calcext:value="=&quot;revert&quot;" calcext:base-cell-address="new_sites.C113"/>
          </calcext:conditional-format>
          <calcext:conditional-format calcext:target-range-address="new_sites.C80:new_sites.C80 new_sites.C75:new_sites.C78">
            <calcext:condition calcext:apply-style-name="ConditionalStyle_1" calcext:value="=&quot;yes&quot;" calcext:base-cell-address="new_sites.C75"/>
            <calcext:condition calcext:apply-style-name="ConditionalStyle_2" calcext:value="=&quot;no&quot;" calcext:base-cell-address="new_sites.C75"/>
            <calcext:condition calcext:apply-style-name="ConditionalStyle_3" calcext:value="=&quot;revert&quot;" calcext:base-cell-address="new_sites.C75"/>
          </calcext:conditional-format>
          <calcext:conditional-format calcext:target-range-address="new_sites.C72:new_sites.C72">
            <calcext:condition calcext:apply-style-name="ConditionalStyle_1" calcext:value="=&quot;yes&quot;" calcext:base-cell-address="new_sites.C72"/>
            <calcext:condition calcext:apply-style-name="ConditionalStyle_2" calcext:value="=&quot;no&quot;" calcext:base-cell-address="new_sites.C72"/>
            <calcext:condition calcext:apply-style-name="ConditionalStyle_3" calcext:value="=&quot;revert&quot;" calcext:base-cell-address="new_sites.C72"/>
          </calcext:conditional-format>
          <calcext:conditional-format calcext:target-range-address="new_sites.C73:new_sites.C73">
            <calcext:condition calcext:apply-style-name="ConditionalStyle_1" calcext:value="=&quot;yes&quot;" calcext:base-cell-address="new_sites.C73"/>
            <calcext:condition calcext:apply-style-name="ConditionalStyle_2" calcext:value="=&quot;no&quot;" calcext:base-cell-address="new_sites.C73"/>
            <calcext:condition calcext:apply-style-name="ConditionalStyle_3" calcext:value="=&quot;revert&quot;" calcext:base-cell-address="new_sites.C73"/>
          </calcext:conditional-format>
          <calcext:conditional-format calcext:target-range-address="new_sites.C74:new_sites.C74">
            <calcext:condition calcext:apply-style-name="ConditionalStyle_1" calcext:value="=&quot;yes&quot;" calcext:base-cell-address="new_sites.C74"/>
            <calcext:condition calcext:apply-style-name="ConditionalStyle_2" calcext:value="=&quot;no&quot;" calcext:base-cell-address="new_sites.C74"/>
            <calcext:condition calcext:apply-style-name="ConditionalStyle_3" calcext:value="=&quot;revert&quot;" calcext:base-cell-address="new_sites.C74"/>
          </calcext:conditional-format>
          <calcext:conditional-format calcext:target-range-address="new_sites.C79:new_sites.C79">
            <calcext:condition calcext:apply-style-name="ConditionalStyle_1" calcext:value="=&quot;yes&quot;" calcext:base-cell-address="new_sites.C79"/>
            <calcext:condition calcext:apply-style-name="ConditionalStyle_2" calcext:value="=&quot;no&quot;" calcext:base-cell-address="new_sites.C79"/>
            <calcext:condition calcext:apply-style-name="ConditionalStyle_3" calcext:value="=&quot;revert&quot;" calcext:base-cell-address="new_sites.C79"/>
          </calcext:conditional-format>
          <calcext:conditional-format calcext:target-range-address="new_sites.C127:new_sites.C131 new_sites.C122:new_sites.C123">
            <calcext:condition calcext:apply-style-name="ConditionalStyle_1" calcext:value="=&quot;yes&quot;" calcext:base-cell-address="new_sites.C122"/>
            <calcext:condition calcext:apply-style-name="ConditionalStyle_2" calcext:value="=&quot;no&quot;" calcext:base-cell-address="new_sites.C122"/>
            <calcext:condition calcext:apply-style-name="ConditionalStyle_3" calcext:value="=&quot;revert&quot;" calcext:base-cell-address="new_sites.C122"/>
          </calcext:conditional-format>
          <calcext:conditional-format calcext:target-range-address="new_sites.C124:new_sites.C125">
            <calcext:condition calcext:apply-style-name="ConditionalStyle_1" calcext:value="=&quot;yes&quot;" calcext:base-cell-address="new_sites.C124"/>
            <calcext:condition calcext:apply-style-name="ConditionalStyle_2" calcext:value="=&quot;no&quot;" calcext:base-cell-address="new_sites.C124"/>
            <calcext:condition calcext:apply-style-name="ConditionalStyle_3" calcext:value="=&quot;revert&quot;" calcext:base-cell-address="new_sites.C124"/>
          </calcext:conditional-format>
          <calcext:conditional-format calcext:target-range-address="new_sites.C126:new_sites.C128">
            <calcext:condition calcext:apply-style-name="ConditionalStyle_1" calcext:value="=&quot;yes&quot;" calcext:base-cell-address="new_sites.C126"/>
            <calcext:condition calcext:apply-style-name="ConditionalStyle_2" calcext:value="=&quot;no&quot;" calcext:base-cell-address="new_sites.C126"/>
            <calcext:condition calcext:apply-style-name="ConditionalStyle_3" calcext:value="=&quot;revert&quot;" calcext:base-cell-address="new_sites.C126"/>
          </calcext:conditional-format>
          <calcext:conditional-format calcext:target-range-address="new_sites.C129:new_sites.C131">
            <calcext:condition calcext:apply-style-name="ConditionalStyle_1" calcext:value="=&quot;yes&quot;" calcext:base-cell-address="new_sites.C129"/>
            <calcext:condition calcext:apply-style-name="ConditionalStyle_2" calcext:value="=&quot;no&quot;" calcext:base-cell-address="new_sites.C129"/>
            <calcext:condition calcext:apply-style-name="ConditionalStyle_3" calcext:value="=&quot;revert&quot;" calcext:base-cell-address="new_sites.C129"/>
          </calcext:conditional-format>
        </calcext:conditional-formats>
      </table:table>
      <table:table table:name="websites" table:style-name="ta4">
        <table:table-column table:style-name="co9" table:number-columns-repeated="1024" table:default-cell-style-name="ce28"/>
        <table:table-row table:style-name="ro6">
          <table:table-cell table:number-columns-repeated="2"/>
          <table:table-cell office:value-type="string" calcext:value-type="string">
            <text:p>hrubieszow.inf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elonka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wiazdybasketu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azzariu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we24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a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ojec24.net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turek.net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eencano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t.mragowo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applerinfo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thecag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a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tydzien.inf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ostynin24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serwiselk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oniec.net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przasnysz.co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serie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katowic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loskoninski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ostrowwlkp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los-tn.krakow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plesze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lamrap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gostyn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enetyczn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jarocin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eekweek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kalisz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danskstrefa.co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krotoszyn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lubliniecka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knuro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gazeta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grit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-olaw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francja.fr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24wspolnot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hurtidetal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obragazeta.com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iat.f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twojglos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cinter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wykop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acetpo40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twojglos-garwolin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acetemjeste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radomszczanska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transport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-mosina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winoujsci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resh-market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pyrzyc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orumfajerwerki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mysliborz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orum.haszysz.com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choszczno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orum-norwegia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barlinek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autocentru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trzelc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dbelchato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portno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ailyweb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anok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yfrowaekonomi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podroze.s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odziennikmlawski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ostroleka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haosvault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luban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swidniczka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lubaczow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kuriersuwalski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ku24.net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suwalki.inf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antyradio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radio5.co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planeta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eny-zlomu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-playbet.co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entrumkultury.eu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polskielupki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ukowskilider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-petrol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osonamacie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-grajewo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oardtime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ziennikzwiazkowy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ebica.tv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ezale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isco-polo.info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lp-expert.pl</text:p>
          </table:table-cell>
          <table:table-cell table:number-columns-repeated="1021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nti-CV" table:style-name="ta5">
        <office:forms form:automatic-focus="false" form:apply-design-mode="false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number-columns-repeated="1018" table:default-cell-style-name="ce29"/>
        <table:table-row table:style-name="ro1">
          <table:table-cell table:style-name="ce106"/>
          <table:table-cell table:style-name="ce109" office:value-type="string" calcext:value-type="string">
            <text:p>site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filter</text:p>
          </table:table-cell>
          <table:table-cell table:style-name="ce109" office:value-type="string" calcext:value-type="string">
            <text:p>reason</text:p>
          </table:table-cell>
          <table:table-cell table:style-name="ce114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110" office:value-type="string" calcext:value-type="string">
            <text:p>sportowefakty.wp.pl</text:p>
          </table:table-cell>
          <table:table-cell table:style-name="ce112" office:value-type="string" calcext:value-type="string">
            <text:p>DONE</text:p>
          </table:table-cell>
          <table:table-cell table:style-name="ce110" office:value-type="string" calcext:value-type="string">
            <text:p>sportowefakty.wp.pl#$#abort-on-property-read prebidConfig.config.bidTargets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finanse.wp.pl</text:p>
          </table:table-cell>
          <table:table-cell table:style-name="ce113" office:value-type="string" calcext:value-type="string">
            <text:p>DONE</text:p>
          </table:table-cell>
          <table:table-cell table:style-name="ce111" office:value-type="string" calcext:value-type="string">
            <text:p>finanse.wp.pl#$#abort-on-property-read prebidConfig.hbA</text:p>
          </table:table-cell>
          <table:table-cell table:style-name="ce111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3" calcext:value-type="float">
            <text:p>3</text:p>
          </table:table-cell>
          <table:table-cell table:style-name="ce110" office:value-type="string" calcext:value-type="string">
            <text:p>o2.pl</text:p>
          </table:table-cell>
          <table:table-cell table:style-name="ce112" office:value-type="string" calcext:value-type="string">
            <text:p>DONE</text:p>
          </table:table-cell>
          <table:table-cell table:style-name="ce110" office:value-type="string" calcext:value-type="string">
            <text:p>o2.pl#$#abort-on-property-read prebidConfig.hb</text:p>
          </table:table-cell>
          <table:table-cell table:style-name="ce110" office:value-type="string" calcext:value-type="string">
            <text:p>-</text:p>
          </table:table-cell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o2.pl</text:p>
          </table:table-cell>
          <table:table-cell table:style-name="ce113" office:value-type="string" calcext:value-type="string">
            <text:p>TEST</text:p>
          </table:table-cell>
          <table:table-cell table:style-name="ce111" office:value-type="string" calcext:value-type="string">
            <text:p>o2.pl#$#abort-on-property-read o2App.adsFirstRefs</text:p>
          </table:table-cell>
          <table:table-cell table:style-name="ce111" office:value-type="string" calcext:value-type="string">
            <text:p>to block AdsFirstRegisterSlot</text:p>
          </table:table-cell>
          <table:table-cell table:style-name="ce116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2">
          <table:table-cell table:style-name="ce107" office:value-type="float" office:value="5" calcext:value-type="float">
            <text:p>5</text:p>
          </table:table-cell>
          <table:table-cell table:style-name="ce110" office:value-type="string" calcext:value-type="string">
            <text:p>gwiazdy.wp.pl</text:p>
          </table:table-cell>
          <table:table-cell table:style-name="ce112" office:value-type="string" calcext:value-type="string">
            <text:p>DONE</text:p>
          </table:table-cell>
          <table:table-cell table:style-name="ce110" office:value-type="string" calcext:value-type="string">
            <text:p>gwiazdy.wp.pl#$#abort-on-property-read prebidConfig.hb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udelek.pl</text:p>
          </table:table-cell>
          <table:table-cell table:style-name="ce113" office:value-type="string" calcext:value-type="string">
            <text:p>PROBLEM</text:p>
          </table:table-cell>
          <table:table-cell table:style-name="ce12" office:value-type="string" calcext:value-type="string">
            <text:p>www.wp.pl#$#abort-on-property-read Object.prototype.bodies</text:p>
          </table:table-cell>
          <table:table-cell table:style-name="ce111"/>
          <table:table-cell table:style-name="ce116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2">
          <table:table-cell table:style-name="ce107" office:value-type="float" office:value="7" calcext:value-type="float">
            <text:p>7</text:p>
          </table:table-cell>
          <table:table-cell table:style-name="ce110" office:value-type="string" calcext:value-type="string">
            <text:p>autokult.pl</text:p>
          </table:table-cell>
          <table:table-cell table:style-name="ce112" office:value-type="string" calcext:value-type="string">
            <text:p>DONE</text:p>
          </table:table-cell>
          <table:table-cell table:style-name="ce12" office:value-type="string" calcext:value-type="string">
            <text:p>autokult.pl#?#figure[class^="insert"]:-abp-has(var + script)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0" office:value-type="string" calcext:value-type="string">
            <text:p>sportowefakty.wp.pl</text:p>
          </table:table-cell>
          <table:table-cell table:style-name="ce113" office:value-type="string" calcext:value-type="string">
            <text:p>TEST</text:p>
          </table:table-cell>
          <table:table-cell table:style-name="ce12" office:value-type="string" calcext:value-type="string">
            <text:p>sportowefakty.wp.pl#$#abort-on-property-read prebidConfig.hb</text:p>
          </table:table-cell>
          <table:table-cell table:style-name="ce111" office:value-type="string" calcext:value-type="string">
            <text:p>unnecessary?</text:p>
          </table:table-cell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110" office:value-type="string" calcext:value-type="string">
            <text:p>echirurgia.pl</text:p>
          </table:table-cell>
          <table:table-cell table:style-name="ce112" office:value-type="string" calcext:value-type="string">
            <text:p>ACCEPT</text:p>
          </table:table-cell>
          <table:table-cell table:style-name="ce110" office:value-type="string" calcext:value-type="string">
            <text:p>echirurgia.pl#$#abort-current-inline-script document.querySelector registerSlot</text:p>
          </table:table-cell>
          <table:table-cell table:style-name="ce110"/>
          <table:table-cell table:style-name="ce115"/>
          <table:table-cell table:style-name="ce11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1" calcext:value-type="float">
            <text:p>1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3" calcext:value-type="float">
            <text:p>1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5" calcext:value-type="float">
            <text:p>1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7" calcext:value-type="float">
            <text:p>1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9" calcext:value-type="float">
            <text:p>1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1" calcext:value-type="float">
            <text:p>2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3" calcext:value-type="float">
            <text:p>2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5" calcext:value-type="float">
            <text:p>2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7" calcext:value-type="float">
            <text:p>2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9" calcext:value-type="float">
            <text:p>2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1" calcext:value-type="float">
            <text:p>3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3" calcext:value-type="float">
            <text:p>3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5" calcext:value-type="float">
            <text:p>3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7" calcext:value-type="float">
            <text:p>3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9" calcext:value-type="float">
            <text:p>3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1" calcext:value-type="float">
            <text:p>4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3" calcext:value-type="float">
            <text:p>43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5" calcext:value-type="float">
            <text:p>45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7" calcext:value-type="float">
            <text:p>47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9" calcext:value-type="float">
            <text:p>49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111"/>
          <table:table-cell table:style-name="ce113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1" calcext:value-type="float">
            <text:p>51</text:p>
          </table:table-cell>
          <table:table-cell table:style-name="ce110"/>
          <table:table-cell table:style-name="ce112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7" table:number-rows-repeated="104852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anti-CV'.C2:'anti-CV'.C52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</calcext:conditional-formats>
      </table:table>
      <table:table table:name="WP-group" table:style-name="ta6">
        <office:forms form:automatic-focus="false" form:apply-design-mode="false"/>
        <table:table-column table:style-name="co12" table:default-cell-style-name="ce29"/>
        <table:table-column table:style-name="co13" table:default-cell-style-name="ce29"/>
        <table:table-column table:style-name="co19" table:default-cell-style-name="ce29"/>
        <table:table-column table:style-name="co20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number-columns-repeated="1018" table:default-cell-style-name="ce29"/>
        <table:table-row table:style-name="ro1">
          <table:table-cell table:style-name="ce106"/>
          <table:table-cell table:style-name="ce109" office:value-type="string" calcext:value-type="string">
            <text:p>site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filter</text:p>
          </table:table-cell>
          <table:table-cell table:style-name="ce109" office:value-type="string" calcext:value-type="string">
            <text:p>reason</text:p>
          </table:table-cell>
          <table:table-cell table:style-name="ce114" office:value-type="string" calcext:value-type="string">
            <text:p>problem</text:p>
          </table:table-cell>
          <table:table-cell table:number-columns-repeated="1018"/>
        </table:table-row>
        <table:table-row table:style-name="ro2">
          <table:table-cell table:style-name="ce107" office:value-type="float" office:value="1" calcext:value-type="float">
            <text:p>1</text:p>
          </table:table-cell>
          <table:table-cell table:style-name="ce110" office:value-type="string" calcext:value-type="string">
            <text:p>o2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open.fm</text:p>
          </table:table-cell>
          <table:table-cell table:style-name="ce118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3" calcext:value-type="float">
            <text:p>3</text:p>
          </table:table-cell>
          <table:table-cell table:style-name="ce110" office:value-type="string" calcext:value-type="string">
            <text:p>gadzetomania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www.wp.pl</text:p>
          </table:table-cell>
          <table:table-cell table:style-name="ce118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5" calcext:value-type="float">
            <text:p>5</text:p>
          </table:table-cell>
          <table:table-cell table:style-name="ce110" office:value-type="string" calcext:value-type="string">
            <text:p>dobreprogramy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abczdrowie.pl</text:p>
          </table:table-cell>
          <table:table-cell table:style-name="ce118" office:value-type="string" calcext:value-type="string">
            <text:p>TO SUBMIT</text:p>
          </table:table-cell>
          <table:table-cell table:style-name="ce111" office:value-type="string" calcext:value-type="string">
            <text:p>https://leki.abczdrowie.pl/p/prostogal-1000-spec-przed-rol-prod-gal-l-p-m-l-s-j</text:p>
          </table:table-cell>
          <table:table-cell table:style-name="ce111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110" office:value-type="string" calcext:value-type="string">
            <text:p>pudelek.pl</text:p>
          </table:table-cell>
          <table:table-cell table:style-name="ce117" office:value-type="string" calcext:value-type="string">
            <text:p>ADVERT</text:p>
          </table:table-cell>
          <table:table-cell table:style-name="ce110"/>
          <table:table-cell table:style-name="ce110" office:value-type="string" calcext:value-type="string">
            <text:p>broken</text:p>
          </table:table-cell>
          <table:table-cell table:style-name="ce115"/>
          <table:table-cell table:number-columns-repeated="1018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autokult.pl</text:p>
          </table:table-cell>
          <table:table-cell table:style-name="ce118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110" office:value-type="string" calcext:value-type="string">
            <text:p>domodi.pl</text:p>
          </table:table-cell>
          <table:table-cell table:style-name="ce117" office:value-type="string" calcext:value-type="string">
            <text:p>NO ADS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kafeteria.pl</text:p>
          </table:table-cell>
          <table:table-cell table:style-name="ce118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11" calcext:value-type="float">
            <text:p>11</text:p>
          </table:table-cell>
          <table:table-cell table:style-name="ce110" office:value-type="string" calcext:value-type="string">
            <text:p>komorkomania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parenting.pl</text:p>
          </table:table-cell>
          <table:table-cell table:style-name="ce118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2">
          <table:table-cell table:style-name="ce107" office:value-type="float" office:value="13" calcext:value-type="float">
            <text:p>13</text:p>
          </table:table-cell>
          <table:table-cell table:style-name="ce110" office:value-type="string" calcext:value-type="string">
            <text:p>nerwica.com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medycyna24.pl</text:p>
          </table:table-cell>
          <table:table-cell table:style-name="ce118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5" calcext:value-type="float">
            <text:p>15</text:p>
          </table:table-cell>
          <table:table-cell table:style-name="ce110" office:value-type="string" calcext:value-type="string">
            <text:p>smaczneblogi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bloog.pl</text:p>
          </table:table-cell>
          <table:table-cell table:style-name="ce118" office:value-type="string" calcext:value-type="string">
            <text:p>easy 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7" calcext:value-type="float">
            <text:p>17</text:p>
          </table:table-cell>
          <table:table-cell table:style-name="ce110" office:value-type="string" calcext:value-type="string">
            <text:p>homebook.pl</text:p>
          </table:table-cell>
          <table:table-cell table:style-name="ce117" office:value-type="string" calcext:value-type="string">
            <text:p>NO ADS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echirurgia.pl</text:p>
          </table:table-cell>
          <table:table-cell table:style-name="ce118" office:value-type="string" calcext:value-type="string">
            <text:p>TO SUBMIT</text:p>
          </table:table-cell>
          <table:table-cell table:style-name="ce111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111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19" calcext:value-type="float">
            <text:p>19</text:p>
          </table:table-cell>
          <table:table-cell table:style-name="ce110" office:value-type="string" calcext:value-type="string">
            <text:p>testwiedzy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direct.money.pl</text:p>
          </table:table-cell>
          <table:table-cell table:style-name="ce118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1" calcext:value-type="float">
            <text:p>21</text:p>
          </table:table-cell>
          <table:table-cell table:style-name="ce110" office:value-type="string" calcext:value-type="string">
            <text:p>kardiolo.pl</text:p>
          </table:table-cell>
          <table:table-cell table:style-name="ce117" office:value-type="string" calcext:value-type="string">
            <text:p>ADVERT</text:p>
          </table:table-cell>
          <table:table-cell table:style-name="ce110" office:value-type="string" calcext:value-type="string">
            <text:p>in same place</text:p>
          </table:table-cell>
          <table:table-cell table:style-name="ce110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f.kafeteria.pl</text:p>
          </table:table-cell>
          <table:table-cell table:style-name="ce118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3" calcext:value-type="float">
            <text:p>23</text:p>
          </table:table-cell>
          <table:table-cell table:style-name="ce110" office:value-type="string" calcext:value-type="string">
            <text:p>kowbojki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luxlux.pl</text:p>
          </table:table-cell>
          <table:table-cell table:style-name="ce118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5" calcext:value-type="float">
            <text:p>25</text:p>
          </table:table-cell>
          <table:table-cell table:style-name="ce110" office:value-type="string" calcext:value-type="string">
            <text:p>pinger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office:value-type="string" calcext:value-type="string">
            <text:p>docelu.pl</text:p>
          </table:table-cell>
          <table:table-cell table:style-name="ce118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7" calcext:value-type="float">
            <text:p>27</text:p>
          </table:table-cell>
          <table:table-cell table:style-name="ce110" office:value-type="string" calcext:value-type="string">
            <text:p>pogodnie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111" office:value-type="string" calcext:value-type="string">
            <text:p>praca.money.pl</text:p>
          </table:table-cell>
          <table:table-cell table:style-name="ce118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29" calcext:value-type="float">
            <text:p>29</text:p>
          </table:table-cell>
          <table:table-cell table:style-name="ce110" office:value-type="string" calcext:value-type="string">
            <text:p>poczta.o2.pl</text:p>
          </table:table-cell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110" office:value-type="string" calcext:value-type="string">
            <text:p>prawo.money.pl</text:p>
          </table:table-cell>
          <table:table-cell table:style-name="ce118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1" calcext:value-type="float">
            <text:p>31</text:p>
          </table:table-cell>
          <table:table-cell table:style-name="ce110" office:value-type="string" calcext:value-type="string">
            <text:p>samosia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111" office:value-type="string" calcext:value-type="string">
            <text:p>smog.pl</text:p>
          </table:table-cell>
          <table:table-cell table:style-name="ce118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3" calcext:value-type="float">
            <text:p>33</text:p>
          </table:table-cell>
          <table:table-cell table:style-name="ce110" office:value-type="string" calcext:value-type="string">
            <text:p>snobka.pl</text:p>
          </table:table-cell>
          <table:table-cell table:style-name="ce117" office:value-type="string" calcext:value-type="string">
            <text:p>NO ADS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111" office:value-type="string" calcext:value-type="string">
            <text:p>wakacje.pl</text:p>
          </table:table-cell>
          <table:table-cell table:style-name="ce118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5" calcext:value-type="float">
            <text:p>35</text:p>
          </table:table-cell>
          <table:table-cell table:style-name="ce110"/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111" office:value-type="string" calcext:value-type="string">
            <text:p>centralagier.wp.pl</text:p>
          </table:table-cell>
          <table:table-cell table:style-name="ce118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7" calcext:value-type="float">
            <text:p>37</text:p>
          </table:table-cell>
          <table:table-cell/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111"/>
          <table:table-cell table:style-name="ce118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39" calcext:value-type="float">
            <text:p>39</text:p>
          </table:table-cell>
          <table:table-cell table:style-name="ce110" office:value-type="string" calcext:value-type="string">
            <text:p>nocowanie.wp.pl</text:p>
          </table:table-cell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111" office:value-type="string" calcext:value-type="string">
            <text:p>dlugi.wp.pl</text:p>
          </table:table-cell>
          <table:table-cell table:style-name="ce118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1" calcext:value-type="float">
            <text:p>41</text:p>
          </table:table-cell>
          <table:table-cell table:style-name="ce110" office:value-type="string" calcext:value-type="string">
            <text:p>poczta.wp.pl</text:p>
          </table:table-cell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111"/>
          <table:table-cell table:style-name="ce118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3" calcext:value-type="float">
            <text:p>43</text:p>
          </table:table-cell>
          <table:table-cell table:style-name="ce110"/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111" office:value-type="string" calcext:value-type="string">
            <text:p>targinamedal.wp.pl</text:p>
          </table:table-cell>
          <table:table-cell table:style-name="ce118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5" calcext:value-type="float">
            <text:p>45</text:p>
          </table:table-cell>
          <table:table-cell table:style-name="ce110" office:value-type="string" calcext:value-type="string">
            <text:p>twojeip.wp.pl</text:p>
          </table:table-cell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111" office:value-type="string" calcext:value-type="string">
            <text:p>bilety24.wp.pl</text:p>
          </table:table-cell>
          <table:table-cell table:style-name="ce118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7" calcext:value-type="float">
            <text:p>47</text:p>
          </table:table-cell>
          <table:table-cell table:style-name="ce110" office:value-type="string" calcext:value-type="string">
            <text:p>diety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111" office:value-type="string" calcext:value-type="string">
            <text:p>dlaprasy.wp.pl</text:p>
          </table:table-cell>
          <table:table-cell table:style-name="ce118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49" calcext:value-type="float">
            <text:p>49</text:p>
          </table:table-cell>
          <table:table-cell office:value-type="string" calcext:value-type="string">
            <text:p>dom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111" office:value-type="string" calcext:value-type="string">
            <text:p>dziejesie.wp.pl</text:p>
          </table:table-cell>
          <table:table-cell table:style-name="ce118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1" calcext:value-type="float">
            <text:p>51</text:p>
          </table:table-cell>
          <table:table-cell office:value-type="string" calcext:value-type="string">
            <text:p>facet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111" office:value-type="string" calcext:value-type="string">
            <text:p>film.wp.pl</text:p>
          </table:table-cell>
          <table:table-cell table:style-name="ce118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3" calcext:value-type="float">
            <text:p>53</text:p>
          </table:table-cell>
          <table:table-cell office:value-type="string" calcext:value-type="string">
            <text:p>finanse.wp.pl</text:p>
          </table:table-cell>
          <table:table-cell table:style-name="ce117" office:value-type="string" calcext:value-type="string">
            <text:p>OK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111" office:value-type="string" calcext:value-type="string">
            <text:p>gry.wp.pl</text:p>
          </table:table-cell>
          <table:table-cell table:style-name="ce118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5" calcext:value-type="float">
            <text:p>55</text:p>
          </table:table-cell>
          <table:table-cell office:value-type="string" calcext:value-type="string">
            <text:p>gryonline.wp.pl</text:p>
          </table:table-cell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111" office:value-type="string" calcext:value-type="string">
            <text:p>gwiazdy.wp.pl</text:p>
          </table:table-cell>
          <table:table-cell table:style-name="ce118" office:value-type="string" calcext:value-type="string">
            <text:p>TO SUBMI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7" calcext:value-type="float">
            <text:p>57</text:p>
          </table:table-cell>
          <table:table-cell office:value-type="string" calcext:value-type="string">
            <text:p>horoskop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111" office:value-type="string" calcext:value-type="string">
            <text:p>holding.wp.pl</text:p>
          </table:table-cell>
          <table:table-cell table:style-name="ce118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59" calcext:value-type="float">
            <text:p>59</text:p>
          </table:table-cell>
          <table:table-cell office:value-type="string" calcext:value-type="string">
            <text:p>kobieta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111" office:value-type="string" calcext:value-type="string">
            <text:p>ksiazki.wp.pl</text:p>
          </table:table-cell>
          <table:table-cell table:style-name="ce118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61" calcext:value-type="float">
            <text:p>61</text:p>
          </table:table-cell>
          <table:table-cell office:value-type="string" calcext:value-type="string">
            <text:p>kuchnia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111" office:value-type="string" calcext:value-type="string">
            <text:p>magazyn.wp.pl</text:p>
          </table:table-cell>
          <table:table-cell table:style-name="ce118" office:value-type="string" calcext:value-type="string">
            <text:p>?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63" calcext:value-type="float">
            <text:p>63</text:p>
          </table:table-cell>
          <table:table-cell office:value-type="string" calcext:value-type="string">
            <text:p>morizon.wp.pl</text:p>
          </table:table-cell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111" office:value-type="string" calcext:value-type="string">
            <text:p>moto.wp.pl</text:p>
          </table:table-cell>
          <table:table-cell table:style-name="ce118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65" calcext:value-type="float">
            <text:p>65</text:p>
          </table:table-cell>
          <table:table-cell office:value-type="string" calcext:value-type="string">
            <text:p>opinie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111" office:value-type="string" calcext:value-type="string">
            <text:p>pilot.wp.pl</text:p>
          </table:table-cell>
          <table:table-cell table:style-name="ce118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67" calcext:value-type="float">
            <text:p>67</text:p>
          </table:table-cell>
          <table:table-cell office:value-type="string" calcext:value-type="string">
            <text:p>pogoda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111" office:value-type="string" calcext:value-type="string">
            <text:p>profil.wp.pl</text:p>
          </table:table-cell>
          <table:table-cell table:style-name="ce118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69" calcext:value-type="float">
            <text:p>69</text:p>
          </table:table-cell>
          <table:table-cell office:value-type="string" calcext:value-type="string">
            <text:p>radar.wp.pl</text:p>
          </table:table-cell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111" office:value-type="string" calcext:value-type="string">
            <text:p>reklama.wp.pl</text:p>
          </table:table-cell>
          <table:table-cell table:style-name="ce118" office:value-type="string" calcext:value-type="string">
            <text:p>list o site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1" calcext:value-type="float">
            <text:p>71</text:p>
          </table:table-cell>
          <table:table-cell office:value-type="string" calcext:value-type="string">
            <text:p>rekrutacja.wp.pl</text:p>
          </table:table-cell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72" calcext:value-type="float">
            <text:p>72</text:p>
          </table:table-cell>
          <table:table-cell table:style-name="ce111" office:value-type="string" calcext:value-type="string">
            <text:p>sportowefakty.wp.pl</text:p>
          </table:table-cell>
          <table:table-cell table:style-name="ce118" office:value-type="string" calcext:value-type="string">
            <text:p>OK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3" calcext:value-type="float">
            <text:p>73</text:p>
          </table:table-cell>
          <table:table-cell office:value-type="string" calcext:value-type="string">
            <text:p>tech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111" office:value-type="string" calcext:value-type="string">
            <text:p>teleshow.wp.pl</text:p>
          </table:table-cell>
          <table:table-cell table:style-name="ce118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5" calcext:value-type="float">
            <text:p>75</text:p>
          </table:table-cell>
          <table:table-cell office:value-type="string" calcext:value-type="string">
            <text:p>telewizja.wp.pl</text:p>
          </table:table-cell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111" office:value-type="string" calcext:value-type="string">
            <text:p>turystyka.wp.pl</text:p>
          </table:table-cell>
          <table:table-cell table:style-name="ce118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7" calcext:value-type="float">
            <text:p>77</text:p>
          </table:table-cell>
          <table:table-cell office:value-type="string" calcext:value-type="string">
            <text:p>tv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111" office:value-type="string" calcext:value-type="string">
            <text:p>typer.wp.pl</text:p>
          </table:table-cell>
          <table:table-cell table:style-name="ce118" office:value-type="string" calcext:value-type="string">
            <text:p>NO ADS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79" calcext:value-type="float">
            <text:p>79</text:p>
          </table:table-cell>
          <table:table-cell office:value-type="string" calcext:value-type="string">
            <text:p>video.wp.pl</text:p>
          </table:table-cell>
          <table:table-cell table:style-name="ce117" office:value-type="string" calcext:value-type="string">
            <text:p>broken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111" office:value-type="string" calcext:value-type="string">
            <text:p>wawalove.wp.pl</text:p>
          </table:table-cell>
          <table:table-cell table:style-name="ce118" office:value-type="string" calcext:value-type="string">
            <text:p>ADVERT</text:p>
          </table:table-cell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81" calcext:value-type="float">
            <text:p>81</text:p>
          </table:table-cell>
          <table:table-cell office:value-type="string" calcext:value-type="string">
            <text:p>wiadomosci.wp.pl</text:p>
          </table:table-cell>
          <table:table-cell table:style-name="ce117" office:value-type="string" calcext:value-type="string">
            <text:p>ADVERT</text:p>
          </table:table-cell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111"/>
          <table:table-cell table:style-name="ce118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83" calcext:value-type="float">
            <text:p>83</text:p>
          </table:table-cell>
          <table:table-cell/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111"/>
          <table:table-cell table:style-name="ce118"/>
          <table:table-cell table:style-name="ce111" table:number-columns-repeated="2"/>
          <table:table-cell table:style-name="ce116"/>
          <table:table-cell table:number-columns-repeated="1018"/>
        </table:table-row>
        <table:table-row table:style-name="ro1">
          <table:table-cell table:style-name="ce107" office:value-type="float" office:value="85" calcext:value-type="float">
            <text:p>85</text:p>
          </table:table-cell>
          <table:table-cell/>
          <table:table-cell table:style-name="ce117"/>
          <table:table-cell table:style-name="ce110" table:number-columns-repeated="2"/>
          <table:table-cell table:style-name="ce115"/>
          <table:table-cell table:number-columns-repeated="1018"/>
        </table:table-row>
        <table:table-row table:style-name="ro5" table:number-rows-repeated="22">
          <table:table-cell table:number-columns-repeated="1024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WP-group'.C2:'WP-group'.C86">
            <calcext:condition calcext:apply-style-name="Good" calcext:value="=&quot;OK&quot;" calcext:base-cell-address="'WP-group'.C2"/>
            <calcext:condition calcext:apply-style-name="Neutral" calcext:value="=&quot;TO SUBMIT&quot;" calcext:base-cell-address="'WP-group'.C2"/>
            <calcext:condition calcext:apply-style-name="Error" calcext:value="=&quot;ADVERT&quot;" calcext:base-cell-address="'WP-group'.C2"/>
            <calcext:condition calcext:apply-style-name="Accent 2" calcext:value="=&quot;NO ADS&quot;" calcext:base-cell-address="'WP-group'.C2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7-21T15:23:42.246013248</dc:date>
    <meta:editing-cycles>86</meta:editing-cycles>
    <meta:editing-duration>PT11H47M18S</meta:editing-duration>
    <meta:generator>LibreOffice/6.0.7.3$Linux_X86_64 LibreOffice_project/00m0$Build-3</meta:generator>
    <meta:document-statistic meta:table-count="6" meta:cell-count="57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